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language="en" fo:country="US" officeooo:paragraph-rsid="00199570"/>
    </style:style>
    <style:style style:name="P2" style:family="paragraph" style:parent-style-name="Text_20_body">
      <style:text-properties officeooo:paragraph-rsid="001b9f3a"/>
    </style:style>
    <style:style style:name="P3" style:family="paragraph" style:parent-style-name="Text_20_body">
      <style:paragraph-properties fo:text-align="start" style:justify-single-word="false"/>
      <style:text-properties officeooo:paragraph-rsid="001a3c67"/>
    </style:style>
    <style:style style:name="T1" style:family="text">
      <style:text-properties officeooo:rsid="000baf3e"/>
    </style:style>
    <style:style style:name="T2" style:family="text">
      <style:text-properties officeooo:rsid="00448b4d"/>
    </style:style>
    <style:style style:name="T3" style:family="text">
      <style:text-properties officeooo:rsid="001a3c67"/>
    </style:style>
    <style:style style:name="T4" style:family="text">
      <style:text-properties fo:language="en" fo:country="US" officeooo:rsid="00120e5c"/>
    </style:style>
    <style:style style:name="T5" style:family="text">
      <style:text-properties fo:language="en" fo:country="US" officeooo:rsid="001b9f3a"/>
    </style:style>
    <style:style style:name="T6" style:family="text">
      <style:text-properties fo:language="en" fo:country="US" officeooo:rsid="001dc0d5"/>
    </style:style>
    <style:style style:name="T7" style:family="text">
      <style:text-properties fo:language="en" fo:country="US" officeooo:rsid="0021789a"/>
    </style:style>
    <style:style style:name="T8" style:family="text">
      <style:text-properties officeooo:rsid="001dabf9"/>
    </style:style>
    <style:style style:name="T9" style:family="text">
      <style:text-properties officeooo:rsid="001f1a8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“<text:span text:style-name="T8">As Foretold: a Hogwarts Tale” is an adventure role-playing game, implementing D&amp;D 5th edition game design.</text:span></text:p>
      <text:p text:style-name="P3"><text:span text:style-name="T9">The</text:span> <text:span text:style-name="T1">story begins in 1999, almost a year after Lord Voldemort defeat. </text:span>Helena Hemlock, a death eater luckily survived to the war, <text:span text:style-name="T9">gains possession of a </text:span>time-turner. <text:span text:style-name="T1">She uses it to </text:span>go back to the time<text:span text:style-name="T2">s</text:span> when herself and the brilliant Minerva McGonagall were students in Hogwarts, <text:span text:style-name="T1">and friends</text:span>. <text:span text:style-name="T3">Will she be able to influence young Minerva in becoming a dark magician, turning the tides of the upcoming wizarding wars?</text:span></text:p>
      <text:p text:style-name="P2"><text:span text:style-name="T7">The player will</text:span><text:span text:style-name="T4"> </text:span><text:span text:style-name="T7">impersonate</text:span><text:span text:style-name="T4"> </text:span><text:span text:style-name="T6">a young</text:span><text:span text:style-name="T4"> Minerva McGonagall</text:span><text:span text:style-name="T1">, sometimes joined by the magical characters that she lived her school years with. The player will embark on a series of adventures that will hardly challenge him and his beliefs: </text:span><text:span text:style-name="T4">fighting enemies, solving puzzles and facing </text:span><text:span text:style-name="T4">choices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20:16:50.815266199</meta:creation-date>
    <dc:date>2020-12-02T10:55:10.198184767</dc:date>
    <meta:editing-duration>PT12M21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131" meta:character-count="805" meta:non-whitespace-character-count="677"/>
  </office:meta>
</office:document-meta>
</file>